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.071cm" svg:height="11.852cm" svg:x="14.362cm" svg:y="0.867cm">
            <draw:object draw:notify-on-update-of-ranges="Sheet1.B7:Sheet1.B27 Sheet1.D7:Sheet1.D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11.41cm" svg:x="31.221cm" svg:y="0.693cm">
            <draw:object draw:notify-on-update-of-ranges="Sheet1.B7:Sheet1.B27 Sheet1.C7:Sheet1.C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.815cm" svg:height="9.626cm" svg:x="47.689cm" svg:y="1.233cm">
            <draw:object draw:notify-on-update-of-ranges="Sheet1.B7:Sheet1.B27 Sheet1.E7:Sheet1.E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3.525cm" svg:y="13.646cm">
            <draw:object draw:notify-on-update-of-ranges="Sheet1.B31:Sheet1.B41 Sheet1.D31:Sheet1.D4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11.41cm" svg:x="30.176cm" svg:y="12.735cm">
            <draw:object draw:notify-on-update-of-ranges="Sheet1.B31:Sheet1.B41 Sheet1.C31:Sheet1.C4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2.815cm" svg:height="9.626cm" svg:x="46.468cm" svg:y="12.492cm">
            <draw:object draw:notify-on-update-of-ranges="Sheet1.B31:Sheet1.B41 Sheet1.E31:Sheet1.E4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.018cm" svg:height="9.001cm" svg:x="26.544cm" svg:y="24.534cm">
            <draw:object draw:notify-on-update-of-ranges="Sheet1.I63:Sheet1.I72 Sheet1.J63:Sheet1.J7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26.829cm" svg:y="35.242cm">
            <draw:object draw:notify-on-update-of-ranges="Sheet1.I78:Sheet1.I84 Sheet1.J78:Sheet1.J8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Hidrog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p Ws/KgK</text:p>
          </table:table-cell>
          <table:table-cell office:value-type="string" calcext:value-type="string">
            <text:p>mu kg/ms</text:p>
          </table:table-cell>
          <table:table-cell office:value-type="string" calcext:value-type="string">
            <text:p>lambda W /m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+3</text:p>
          </table:table-cell>
          <table:table-cell office:value-type="string" calcext:value-type="string">
            <text:p>e-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.84" calcext:value-type="float">
            <text:p>10,84</text:p>
          </table:table-cell>
          <table:table-cell office:value-type="float" office:value="1.606" calcext:value-type="float">
            <text:p>1,606</text:p>
          </table:table-cell>
          <table:table-cell table:style-name="ce1" office:value-type="float" office:value="0.0228" calcext:value-type="float">
            <text:p>0,022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.501" calcext:value-type="float">
            <text:p>10,501</text:p>
          </table:table-cell>
          <table:table-cell office:value-type="float" office:value="2.516" calcext:value-type="float">
            <text:p>2,516</text:p>
          </table:table-cell>
          <table:table-cell table:style-name="ce1" office:value-type="float" office:value="0.0362" calcext:value-type="float">
            <text:p>0,036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1.229" calcext:value-type="float">
            <text:p>11,229</text:p>
          </table:table-cell>
          <table:table-cell office:value-type="float" office:value="4.212" calcext:value-type="float">
            <text:p>4,212</text:p>
          </table:table-cell>
          <table:table-cell table:style-name="ce1" office:value-type="float" office:value="0.0665" calcext:value-type="float">
            <text:p>0,0665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2.602" calcext:value-type="float">
            <text:p>12,602</text:p>
          </table:table-cell>
          <table:table-cell office:value-type="float" office:value="5.595" calcext:value-type="float">
            <text:p>5,595</text:p>
          </table:table-cell>
          <table:table-cell table:style-name="ce1" office:value-type="float" office:value="0.0981" calcext:value-type="float">
            <text:p>0,098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3.54" calcext:value-type="float">
            <text:p>13,54</text:p>
          </table:table-cell>
          <table:table-cell office:value-type="float" office:value="6.813" calcext:value-type="float">
            <text:p>6,813</text:p>
          </table:table-cell>
          <table:table-cell table:style-name="ce1" office:value-type="float" office:value="0.1282" calcext:value-type="float">
            <text:p>0,128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4.059" calcext:value-type="float">
            <text:p>14,059</text:p>
          </table:table-cell>
          <table:table-cell office:value-type="float" office:value="7.919" calcext:value-type="float">
            <text:p>7,919</text:p>
          </table:table-cell>
          <table:table-cell table:style-name="ce1" office:value-type="float" office:value="0.1561" calcext:value-type="float">
            <text:p>0,156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4.314" calcext:value-type="float">
            <text:p>14,314</text:p>
          </table:table-cell>
          <table:table-cell office:value-type="float" office:value="8.963" calcext:value-type="float">
            <text:p>8,963</text:p>
          </table:table-cell>
          <table:table-cell table:style-name="ce1" office:value-type="float" office:value="0.182" calcext:value-type="float">
            <text:p>0,182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14.436" calcext:value-type="float">
            <text:p>14,436</text:p>
          </table:table-cell>
          <table:table-cell office:value-type="float" office:value="9.954" calcext:value-type="float">
            <text:p>9,954</text:p>
          </table:table-cell>
          <table:table-cell table:style-name="ce1" office:value-type="float" office:value="0.206" calcext:value-type="float">
            <text:p>0,206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4.491" calcext:value-type="float">
            <text:p>14,491</text:p>
          </table:table-cell>
          <table:table-cell office:value-type="float" office:value="10.864" calcext:value-type="float">
            <text:p>10,864</text:p>
          </table:table-cell>
          <table:table-cell table:style-name="ce1" office:value-type="float" office:value="0.228" calcext:value-type="float">
            <text:p>0,228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14.499" calcext:value-type="float">
            <text:p>14,499</text:p>
          </table:table-cell>
          <table:table-cell office:value-type="float" office:value="11.779" calcext:value-type="float">
            <text:p>11,779</text:p>
          </table:table-cell>
          <table:table-cell table:style-name="ce1" office:value-type="float" office:value="0.251" calcext:value-type="float">
            <text:p>0,25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4.507" calcext:value-type="float">
            <text:p>14,507</text:p>
          </table:table-cell>
          <table:table-cell office:value-type="float" office:value="12.636" calcext:value-type="float">
            <text:p>12,636</text:p>
          </table:table-cell>
          <table:table-cell table:style-name="ce1" office:value-type="float" office:value="0.272" calcext:value-type="float">
            <text:p>0,272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14.532" calcext:value-type="float">
            <text:p>14,532</text:p>
          </table:table-cell>
          <table:table-cell office:value-type="float" office:value="13.475" calcext:value-type="float">
            <text:p>13,475</text:p>
          </table:table-cell>
          <table:table-cell table:style-name="ce1" office:value-type="float" office:value="0.292" calcext:value-type="float">
            <text:p>0,292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4.537" calcext:value-type="float">
            <text:p>14,537</text:p>
          </table:table-cell>
          <table:table-cell office:value-type="float" office:value="14.285" calcext:value-type="float">
            <text:p>14,285</text:p>
          </table:table-cell>
          <table:table-cell table:style-name="ce1" office:value-type="float" office:value="0.315" calcext:value-type="float">
            <text:p>0,315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14.574" calcext:value-type="float">
            <text:p>14,574</text:p>
          </table:table-cell>
          <table:table-cell office:value-type="float" office:value="15.89" calcext:value-type="float">
            <text:p>15,89</text:p>
          </table:table-cell>
          <table:table-cell table:style-name="ce1" office:value-type="float" office:value="0.351" calcext:value-type="float">
            <text:p>0,35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4.675" calcext:value-type="float">
            <text:p>14,675</text:p>
          </table:table-cell>
          <table:table-cell office:value-type="float" office:value="17.4" calcext:value-type="float">
            <text:p>17,4</text:p>
          </table:table-cell>
          <table:table-cell table:style-name="ce1" office:value-type="float" office:value="0.384" calcext:value-type="float">
            <text:p>0,384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14.821" calcext:value-type="float">
            <text:p>14,821</text:p>
          </table:table-cell>
          <table:table-cell office:value-type="float" office:value="18.78" calcext:value-type="float">
            <text:p>18,78</text:p>
          </table:table-cell>
          <table:table-cell table:style-name="ce1" office:value-type="float" office:value="0.412" calcext:value-type="float">
            <text:p>0,412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4.968" calcext:value-type="float">
            <text:p>14,968</text:p>
          </table:table-cell>
          <table:table-cell office:value-type="float" office:value="20.16" calcext:value-type="float">
            <text:p>20,16</text:p>
          </table:table-cell>
          <table:table-cell table:style-name="ce1" office:value-type="float" office:value="0.44" calcext:value-type="float">
            <text:p>0,44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15.165" calcext:value-type="float">
            <text:p>15,165</text:p>
          </table:table-cell>
          <table:table-cell office:value-type="float" office:value="21.46" calcext:value-type="float">
            <text:p>21,46</text:p>
          </table:table-cell>
          <table:table-cell table:style-name="ce1" office:value-type="float" office:value="0.464" calcext:value-type="float">
            <text:p>0,464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15.366" calcext:value-type="float">
            <text:p>15,366</text:p>
          </table:table-cell>
          <table:table-cell office:value-type="float" office:value="22.75" calcext:value-type="float">
            <text:p>22,75</text:p>
          </table:table-cell>
          <table:table-cell table:style-name="ce1" office:value-type="float" office:value="0.488" calcext:value-type="float">
            <text:p>0,488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15.575" calcext:value-type="float">
            <text:p>15,575</text:p>
          </table:table-cell>
          <table:table-cell office:value-type="float" office:value="24.08" calcext:value-type="float">
            <text:p>24,08</text:p>
          </table:table-cell>
          <table:table-cell table:style-name="ce1" office:value-type="float" office:value="0.512" calcext:value-type="float">
            <text:p>0,512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33" calcext:value-type="float">
            <text:p>1333</text:p>
          </table:table-cell>
          <table:table-cell office:value-type="float" office:value="15.638" calcext:value-type="float">
            <text:p>15,638</text:p>
          </table:table-cell>
          <table:table-cell office:value-type="float" office:value="24.44" calcext:value-type="float">
            <text:p>24,44</text:p>
          </table:table-cell>
          <table:table-cell table:style-name="ce1" office:value-type="float" office:value="0.519" calcext:value-type="float">
            <text:p>0,51900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+3</text:p>
          </table:table-cell>
          <table:table-cell office:value-type="string" calcext:value-type="string">
            <text:p>e-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9479" calcext:value-type="float">
            <text:p>0,9479</text:p>
          </table:table-cell>
          <table:table-cell office:value-type="float" office:value="7.768" calcext:value-type="float">
            <text:p>7,768</text:p>
          </table:table-cell>
          <table:table-cell office:value-type="float" office:value="0.00903" calcext:value-type="float">
            <text:p>0,009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9178" calcext:value-type="float">
            <text:p>0,9178</text:p>
          </table:table-cell>
          <table:table-cell office:value-type="float" office:value="11.49" calcext:value-type="float">
            <text:p>11,49</text:p>
          </table:table-cell>
          <table:table-cell office:value-type="float" office:value="0.01367" calcext:value-type="float">
            <text:p>0,013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9131" calcext:value-type="float">
            <text:p>0,9131</text:p>
          </table:table-cell>
          <table:table-cell office:value-type="float" office:value="14.85" calcext:value-type="float">
            <text:p>14,85</text:p>
          </table:table-cell>
          <table:table-cell office:value-type="float" office:value="0.01824" calcext:value-type="float">
            <text:p>0,018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9157" calcext:value-type="float">
            <text:p>0,9157</text:p>
          </table:table-cell>
          <table:table-cell office:value-type="float" office:value="17.87" calcext:value-type="float">
            <text:p>17,87</text:p>
          </table:table-cell>
          <table:table-cell office:value-type="float" office:value="0.02259" calcext:value-type="float">
            <text:p>0,022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9203" calcext:value-type="float">
            <text:p>0,9203</text:p>
          </table:table-cell>
          <table:table-cell office:value-type="float" office:value="20.63" calcext:value-type="float">
            <text:p>20,63</text:p>
          </table:table-cell>
          <table:table-cell office:value-type="float" office:value="0.02676" calcext:value-type="float">
            <text:p>0,026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9291" calcext:value-type="float">
            <text:p>0,9291</text:p>
          </table:table-cell>
          <table:table-cell office:value-type="float" office:value="23.16" calcext:value-type="float">
            <text:p>23,16</text:p>
          </table:table-cell>
          <table:table-cell office:value-type="float" office:value="0.0307" calcext:value-type="float">
            <text:p>0,03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942" calcext:value-type="float">
            <text:p>0,942</text:p>
          </table:table-cell>
          <table:table-cell office:value-type="float" office:value="25.54" calcext:value-type="float">
            <text:p>25,54</text:p>
          </table:table-cell>
          <table:table-cell office:value-type="float" office:value="0.03461" calcext:value-type="float">
            <text:p>0,034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9567" calcext:value-type="float">
            <text:p>0,9567</text:p>
          </table:table-cell>
          <table:table-cell office:value-type="float" office:value="27.77" calcext:value-type="float">
            <text:p>27,77</text:p>
          </table:table-cell>
          <table:table-cell office:value-type="float" office:value="0.03828" calcext:value-type="float">
            <text:p>0,038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9722" calcext:value-type="float">
            <text:p>0,9722</text:p>
          </table:table-cell>
          <table:table-cell office:value-type="float" office:value="29.91" calcext:value-type="float">
            <text:p>29,91</text:p>
          </table:table-cell>
          <table:table-cell office:value-type="float" office:value="0.04173" calcext:value-type="float">
            <text:p>0,041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0.9881" calcext:value-type="float">
            <text:p>0,9881</text:p>
          </table:table-cell>
          <table:table-cell office:value-type="float" office:value="31.97" calcext:value-type="float">
            <text:p>31,97</text:p>
          </table:table-cell>
          <table:table-cell office:value-type="float" office:value="0.04517" calcext:value-type="float">
            <text:p>0,045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.0044" calcext:value-type="float">
            <text:p>1,0044</text:p>
          </table:table-cell>
          <table:table-cell office:value-type="float" office:value="33.92" calcext:value-type="float">
            <text:p>33,92</text:p>
          </table:table-cell>
          <table:table-cell office:value-type="float" office:value="0.04832" calcext:value-type="float">
            <text:p>0,04832</text:p>
          </table:table-cell>
          <table:table-cell table:number-columns-repeated="5"/>
        </table:table-row>
        <table:table-row table:style-name="ro1" table:number-rows-repeated="19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olibde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T(K)</text:p>
          </table:table-cell>
          <table:table-cell office:value-type="string" calcext:value-type="string">
            <text:p>lambda</text:p>
          </table:table-cell>
        </table:table-row>
        <table:table-row table:style-name="ro1">
          <table:table-cell table:number-columns-repeated="7"/>
          <table:table-cell office:value-type="float" office:value="-100" calcext:value-type="float">
            <text:p>-100</text:p>
          </table:table-cell>
          <table:table-cell table:formula="of:=[.H63]+273" office:value-type="float" office:value="173" calcext:value-type="float">
            <text:p>17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formula="of:=[.H64]+273" office:value-type="float" office:value="273" calcext:value-type="float">
            <text:p>27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formula="of:=[.H65]+273" office:value-type="float" office:value="373" calcext:value-type="float">
            <text:p>37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table:formula="of:=[.H66]+273" office:value-type="float" office:value="473" calcext:value-type="float">
            <text:p>47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table:formula="of:=[.H67]+273" office:value-type="float" office:value="573" calcext:value-type="float">
            <text:p>57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table:formula="of:=[.H68]+273" office:value-type="float" office:value="673" calcext:value-type="float">
            <text:p>67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7"/>
          <table:table-cell office:value-type="float" office:value="600" calcext:value-type="float">
            <text:p>600</text:p>
          </table:table-cell>
          <table:table-cell table:formula="of:=[.H69]+273" office:value-type="float" office:value="873" calcext:value-type="float">
            <text:p>87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table:formula="of:=[.H70]+273" office:value-type="float" office:value="1073" calcext:value-type="float">
            <text:p>10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formula="of:=[.H71]+273" office:value-type="float" office:value="1273" calcext:value-type="float">
            <text:p>127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7"/>
          <table:table-cell office:value-type="float" office:value="1200" calcext:value-type="float">
            <text:p>1200</text:p>
          </table:table-cell>
          <table:table-cell table:formula="of:=[.H72]+273" office:value-type="float" office:value="1473" calcext:value-type="float">
            <text:p>1473</text:p>
          </table:table-cell>
          <table:table-cell office:value-type="float" office:value="92" calcext:value-type="float">
            <text:p>92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Coure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-100" calcext:value-type="float">
            <text:p>-100</text:p>
          </table:table-cell>
          <table:table-cell table:formula="of:=[.H78]+273" office:value-type="float" office:value="173" calcext:value-type="float">
            <text:p>173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formula="of:=[.H79]+273" office:value-type="float" office:value="273" calcext:value-type="float">
            <text:p>273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formula="of:=[.H80]+273" office:value-type="float" office:value="373" calcext:value-type="float">
            <text:p>373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table:formula="of:=[.H81]+273" office:value-type="float" office:value="473" calcext:value-type="float">
            <text:p>473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table:formula="of:=[.H82]+273" office:value-type="float" office:value="573" calcext:value-type="float">
            <text:p>573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table:formula="of:=[.H83]+273" office:value-type="float" office:value="673" calcext:value-type="float">
            <text:p>67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table:number-columns-repeated="7"/>
          <table:table-cell office:value-type="float" office:value="600" calcext:value-type="float">
            <text:p>600</text:p>
          </table:table-cell>
          <table:table-cell table:formula="of:=[.H84]+273" office:value-type="float" office:value="873" calcext:value-type="float">
            <text:p>873</text:p>
          </table:table-cell>
          <table:table-cell office:value-type="float" office:value="353" calcext:value-type="float">
            <text:p>3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5" loext:min-decimal-places="5" number:min-integer-digits="1" number:grouping="true"/>
    </number:number-style>
    <number:number-style style:name="N105">
      <number:number number:decimal-places="4" loext:min-decimal-places="4" number:min-integer-digits="1" number:grouping="true"/>
    </number:number-style>
    <number:number-style style:name="N106">
      <number:number number:decimal-places="3" loext:min-decimal-places="3" number:min-integer-digits="1" number:grouping="true"/>
    </number:number-style>
    <number:number-style style:name="N10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08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2T13:10:39.983467656</meta:creation-date>
    <dc:date>2022-06-29T19:31:24.459661874</dc:date>
    <meta:editing-duration>PT1H57M5S</meta:editing-duration>
    <meta:editing-cycles>9</meta:editing-cycles>
    <meta:generator>LibreOffice/6.4.7.2$Linux_X86_64 LibreOffice_project/40$Build-2</meta:generator>
    <meta:document-statistic meta:table-count="1" meta:cell-count="193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chart-properties loext:regression-x-name="T" loext:regression-y-name="mu(T)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72cm" svg:height="11.853cm" xlink:href=".." xlink:type="simple" chart:class="chart:scatter" chart:style-name="ch1">
        <chart:title svg:x="8.918cm" svg:y="0.373cm" chart:style-name="ch2">
          <text:p>Viscositat-T H2</text:p>
        </chart:title>
        <chart:legend chart:legend-position="end" svg:x="16.024cm" svg:y="5.378cm" style:legend-expansion="high" chart:style-name="ch3"/>
        <chart:plot-area chart:style-name="ch4" table:cell-range-address="Sheet1.B7:Sheet1.B27 Sheet1.D7:Sheet1.D27" svg:x="1.432cm" svg:y="1.389cm" svg:width="14.171cm" svg:height="9.246cm">
          <chartooo:coordinate-region svg:x="2.053cm" svg:y="1.588cm" svg:width="13.178cm" svg:height="8.4cm"/>
          <chart:axis chart:dimension="x" chart:name="primary-x" chart:style-name="ch5">
            <chart:title svg:x="8.222cm" svg:y="10.872cm" chart:style-name="ch6">
              <text:p>T K</text:p>
            </chart:title>
          </chart:axis>
          <chart:axis chart:dimension="y" chart:name="primary-y" chart:style-name="ch5">
            <chart:title svg:x="0.451cm" svg:y="7.538cm" chart:style-name="ch7">
              <text:p>viscositat Kg/ms e+6</text:p>
            </chart:title>
            <chart:grid chart:style-name="ch8" chart:class="major"/>
          </chart:axis>
          <chart:series chart:style-name="ch9" chart:values-cell-range-address="Sheet1.D7:Sheet1.D27" chart:class="chart:scatter">
            <chart:domain table:cell-range-address="Sheet1.B7:Sheet1.B27"/>
            <chart:regression-curve chart:style-name="ch10">
              <chart:equation chart:display-equation="true" chart:display-r-square="false" svg:x="2.429cm" svg:y="10.477cm" chart:style-name="ch11"/>
            </chart:regression-curve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B7:Sheet1.B27</svg:desc>
                </draw:g>
              </table:table-cell>
              <table:table-cell office:value-type="float" office:value="1.606">
                <text:p>1.606</text:p>
                <draw:g>
                  <svg:desc>Sheet1.D7:Sheet1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.516">
                <text:p>2.5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.212">
                <text:p>4.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5.595">
                <text:p>5.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6.813">
                <text:p>6.8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7.919">
                <text:p>7.9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8.963">
                <text:p>8.9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9.954">
                <text:p>9.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10.864">
                <text:p>10.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11.779">
                <text:p>11.7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2.636">
                <text:p>12.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13.475">
                <text:p>13.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14.285">
                <text:p>14.2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15.89">
                <text:p>15.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">
                <text:p>800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18.78">
                <text:p>18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20.16">
                <text:p>20.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0">
                <text:p>1100</text:p>
              </table:table-cell>
              <table:table-cell office:value-type="float" office:value="21.46">
                <text:p>21.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0">
                <text:p>1200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0">
                <text:p>1300</text:p>
              </table:table-cell>
              <table:table-cell office:value-type="float" office:value="24.08">
                <text:p>24.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33">
                <text:p>1333</text:p>
              </table:table-cell>
              <table:table-cell office:value-type="float" office:value="24.44">
                <text:p>24.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7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107">
      <style:chart-properties loext:regression-x-name="T" loext:regression-y-name="cp(T)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1.411cm" xlink:href=".." xlink:type="simple" chart:class="chart:scatter" chart:style-name="ch1">
        <chart:title svg:x="7.123cm" svg:y="0.364cm" chart:style-name="ch2">
          <text:p>cp-T H2</text:p>
        </chart:title>
        <chart:plot-area chart:style-name="ch3" table:cell-range-address="Sheet1.B7:Sheet1.C27" svg:x="1.331cm" svg:y="1.371cm" svg:width="14.349cm" svg:height="8.831cm">
          <chartooo:coordinate-region svg:x="1.767cm" svg:y="1.57cm" svg:width="13.356cm" svg:height="7.985cm"/>
          <chart:axis chart:dimension="x" chart:name="primary-x" chart:style-name="ch4">
            <chart:title svg:x="8.21cm" svg:y="10.43cm" chart:style-name="ch5">
              <text:p>T K</text:p>
            </chart:title>
          </chart:axis>
          <chart:axis chart:dimension="y" chart:name="primary-y" chart:style-name="ch4">
            <chart:title svg:x="0.451cm" svg:y="6.293cm" chart:style-name="ch6">
              <text:p>cp e-3</text:p>
            </chart:title>
            <chart:grid chart:style-name="ch7" chart:class="major"/>
          </chart:axis>
          <chart:series chart:style-name="ch8" chart:values-cell-range-address="Sheet1.C7:Sheet1.C27" chart:class="chart:scatter">
            <chart:domain table:cell-range-address="Sheet1.B7:Sheet1.B27"/>
            <chart:regression-curve chart:style-name="ch9">
              <chart:equation chart:display-equation="true" chart:display-r-square="false" svg:x="1.395cm" svg:y="7.018cm" chart:style-name="ch10"/>
            </chart:regression-curve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B7:Sheet1.B27</svg:desc>
                </draw:g>
              </table:table-cell>
              <table:table-cell office:value-type="float" office:value="10.84">
                <text:p>10.84</text:p>
                <draw:g>
                  <svg:desc>Sheet1.C7:Sheet1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0.501">
                <text:p>10.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1.229">
                <text:p>11.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2.602">
                <text:p>12.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14.059">
                <text:p>14.0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4.314">
                <text:p>14.3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14.436">
                <text:p>14.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14.491">
                <text:p>14.4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14.499">
                <text:p>14.4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4.507">
                <text:p>14.5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14.532">
                <text:p>14.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14.537">
                <text:p>14.5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14.574">
                <text:p>14.5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">
                <text:p>800</text:p>
              </table:table-cell>
              <table:table-cell office:value-type="float" office:value="14.675">
                <text:p>14.6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14.821">
                <text:p>14.8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14.968">
                <text:p>14.9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0">
                <text:p>1100</text:p>
              </table:table-cell>
              <table:table-cell office:value-type="float" office:value="15.165">
                <text:p>15.1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0">
                <text:p>1200</text:p>
              </table:table-cell>
              <table:table-cell office:value-type="float" office:value="15.366">
                <text:p>15.3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0">
                <text:p>1300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33">
                <text:p>1333</text:p>
              </table:table-cell>
              <table:table-cell office:value-type="float" office:value="15.638">
                <text:p>15.6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4">
      <number:number number:decimal-places="5" loext:min-decimal-places="5" number:min-integer-digits="1" number:grouping="true"/>
    </number:number-style>
    <number:number-style style:name="N108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 style:data-style-name="N108">
      <style:chart-properties loext:regression-x-name="T" loext:regression-y-name="lambda(T)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816cm" svg:height="9.627cm" xlink:href=".." xlink:type="simple" chart:class="chart:scatter" chart:style-name="ch1">
        <chart:title svg:x="4.314cm" svg:y="0.328cm" chart:style-name="ch2">
          <text:p>lambda - T Hidrogen</text:p>
        </chart:title>
        <chart:plot-area chart:style-name="ch3" table:cell-range-address="Sheet1.B7:Sheet1.B27 Sheet1.E7:Sheet1.E27" svg:x="1.267cm" svg:y="1.299cm" svg:width="11.293cm" svg:height="7.155cm">
          <chartooo:coordinate-region svg:x="2.735cm" svg:y="1.499cm" svg:width="9.453cm" svg:height="6.308cm"/>
          <chart:axis chart:dimension="x" chart:name="primary-x" chart:style-name="ch4">
            <chart:title svg:x="6.618cm" svg:y="8.646cm" chart:style-name="ch5">
              <text:p>T K</text:p>
            </chart:title>
          </chart:axis>
          <chart:axis chart:dimension="y" chart:name="primary-y" chart:style-name="ch6">
            <chart:title svg:x="0.451cm" svg:y="5.939cm" chart:style-name="ch7">
              <text:p>lambda W/mK</text:p>
            </chart:title>
            <chart:grid chart:style-name="ch8" chart:class="major"/>
          </chart:axis>
          <chart:series chart:style-name="ch9" chart:values-cell-range-address="Sheet1.E7:Sheet1.E27" chart:class="chart:scatter">
            <chart:domain table:cell-range-address="Sheet1.B7:Sheet1.B27"/>
            <chart:regression-curve chart:style-name="ch10">
              <chart:equation chart:display-equation="true" chart:display-r-square="false" svg:x="1.635cm" svg:y="1.178cm" chart:style-name="ch11"/>
            </chart:regression-curve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B7:Sheet1.B27</svg:desc>
                </draw:g>
              </table:table-cell>
              <table:table-cell office:value-type="float" office:value="0.0228">
                <text:p>0.0228</text:p>
                <draw:g>
                  <svg:desc>Sheet1.E7:Sheet1.E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362">
                <text:p>0.0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665">
                <text:p>0.0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0981">
                <text:p>0.0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1282">
                <text:p>0.1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1561">
                <text:p>0.15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">
                <text:p>800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0">
                <text:p>1100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0">
                <text:p>1200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0">
                <text:p>1300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33">
                <text:p>1333</text:p>
              </table:table-cell>
              <table:table-cell office:value-type="float" office:value="0.519">
                <text:p>0.5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8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108">
      <style:chart-properties loext:regression-x-name="T" loext:regression-y-name="mu(T)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56cm" svg:y="0.316cm" chart:style-name="ch2">
          <text:p>Viscositat-T-O2</text:p>
        </chart:title>
        <chart:plot-area chart:style-name="ch3" table:cell-range-address="Sheet1.B31:Sheet1.B41 Sheet1.D31:Sheet1.D41" svg:x="1.331cm" svg:y="1.275cm" svg:width="14.349cm" svg:height="6.564cm">
          <chartooo:coordinate-region svg:x="1.952cm" svg:y="1.474cm" svg:width="13.448cm" svg:height="5.718cm"/>
          <chart:axis chart:dimension="x" chart:name="primary-x" chart:style-name="ch4">
            <chart:title svg:x="8.13cm" svg:y="8.019cm" chart:style-name="ch5">
              <text:p>T [K]</text:p>
            </chart:title>
          </chart:axis>
          <chart:axis chart:dimension="y" chart:name="primary-y" chart:style-name="ch4">
            <chart:title svg:x="0.451cm" svg:y="5.646cm" chart:style-name="ch6">
              <text:p>mu Kg/ms e+6</text:p>
            </chart:title>
            <chart:grid chart:style-name="ch7" chart:class="major"/>
          </chart:axis>
          <chart:series chart:style-name="ch8" chart:values-cell-range-address="Sheet1.D31:Sheet1.D41" chart:class="chart:scatter">
            <chart:domain table:cell-range-address="Sheet1.B31:Sheet1.B41"/>
            <chart:regression-curve chart:style-name="ch9">
              <chart:equation chart:display-equation="true" chart:display-r-square="false" svg:x="1.714cm" svg:y="0.807cm" chart:style-name="ch10"/>
            </chart:regression-curve>
            <chart:data-point chart:repeated="9"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31:Sheet1.B41</svg:desc>
                </draw:g>
              </table:table-cell>
              <table:table-cell office:value-type="float" office:value="7.768">
                <text:p>7.768</text:p>
                <draw:g>
                  <svg:desc>Sheet1.D31:Sheet1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17.87">
                <text:p>17.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20.63">
                <text:p>20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">
                <text:p>350</text:p>
              </table:table-cell>
              <table:table-cell office:value-type="float" office:value="23.16">
                <text:p>23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25.54">
                <text:p>25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27.77">
                <text:p>27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29.91">
                <text:p>29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">
                <text:p>550</text:p>
              </table:table-cell>
              <table:table-cell office:value-type="float" office:value="31.97">
                <text:p>31.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33.92">
                <text:p>33.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7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107">
      <style:chart-properties loext:regression-x-name="T" loext:regression-y-name="cp(T)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1.411cm" xlink:href=".." xlink:type="simple" chart:class="chart:scatter" chart:style-name="ch1">
        <chart:title svg:x="7.11cm" svg:y="0.364cm" chart:style-name="ch2">
          <text:p>cp-T O2</text:p>
        </chart:title>
        <chart:plot-area chart:style-name="ch3" table:cell-range-address="Sheet1.B31:Sheet1.C41" svg:x="1.331cm" svg:y="1.371cm" svg:width="14.349cm" svg:height="8.831cm">
          <chartooo:coordinate-region svg:x="2.243cm" svg:y="1.57cm" svg:width="13.157cm" svg:height="7.985cm"/>
          <chart:axis chart:dimension="x" chart:name="primary-x" chart:style-name="ch4">
            <chart:title svg:x="8.21cm" svg:y="10.43cm" chart:style-name="ch5">
              <text:p>T K</text:p>
            </chart:title>
          </chart:axis>
          <chart:axis chart:dimension="y" chart:name="primary-y" chart:style-name="ch4">
            <chart:title svg:x="0.451cm" svg:y="6.293cm" chart:style-name="ch6">
              <text:p>cp e-3</text:p>
            </chart:title>
            <chart:grid chart:style-name="ch7" chart:class="major"/>
          </chart:axis>
          <chart:series chart:style-name="ch8" chart:values-cell-range-address="Sheet1.C31:Sheet1.C41" chart:class="chart:scatter">
            <chart:domain table:cell-range-address="Sheet1.B31:Sheet1.B41"/>
            <chart:regression-curve chart:style-name="ch9">
              <chart:equation chart:display-equation="true" chart:display-r-square="false" svg:x="0cm" svg:y="10.052cm" chart:style-name="ch10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31:Sheet1.B41</svg:desc>
                </draw:g>
              </table:table-cell>
              <table:table-cell office:value-type="float" office:value="0.9479">
                <text:p>0.9479</text:p>
                <draw:g>
                  <svg:desc>Sheet1.C31:Sheet1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0.9178">
                <text:p>0.9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9131">
                <text:p>0.9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0.9157">
                <text:p>0.9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0.9203">
                <text:p>0.9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">
                <text:p>350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0.942">
                <text:p>0.9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0.9567">
                <text:p>0.95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9722">
                <text:p>0.97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">
                <text:p>550</text:p>
              </table:table-cell>
              <table:table-cell office:value-type="float" office:value="0.9881">
                <text:p>0.98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1.0044">
                <text:p>1.00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4">
      <number:number number:decimal-places="5" loext:min-decimal-places="5" number:min-integer-digits="1" number:grouping="true"/>
    </number:number-style>
    <number:number-style style:name="N108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 style:data-style-name="N108">
      <style:chart-properties loext:regression-x-name="T" loext:regression-y-name="lambda(T)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816cm" svg:height="9.627cm" xlink:href=".." xlink:type="simple" chart:class="chart:scatter" chart:style-name="ch1">
        <chart:title svg:x="4.499cm" svg:y="0.328cm" chart:style-name="ch2">
          <text:p>lambda - T Oxigen</text:p>
        </chart:title>
        <chart:plot-area chart:style-name="ch3" table:cell-range-address="Sheet1.B31:Sheet1.B41 Sheet1.E31:Sheet1.E41" svg:x="1.267cm" svg:y="1.299cm" svg:width="11.293cm" svg:height="7.155cm">
          <chartooo:coordinate-region svg:x="2.179cm" svg:y="1.498cm" svg:width="10.101cm" svg:height="6.309cm"/>
          <chart:axis chart:dimension="x" chart:name="primary-x" chart:style-name="ch4">
            <chart:title svg:x="6.618cm" svg:y="8.646cm" chart:style-name="ch5">
              <text:p>T K</text:p>
            </chart:title>
          </chart:axis>
          <chart:axis chart:dimension="y" chart:name="primary-y" chart:style-name="ch6">
            <chart:title svg:x="0.451cm" svg:y="5.939cm" chart:style-name="ch7">
              <text:p>lambda W/mK</text:p>
            </chart:title>
            <chart:grid chart:style-name="ch8" chart:class="major"/>
          </chart:axis>
          <chart:series chart:style-name="ch9" chart:values-cell-range-address="Sheet1.E31:Sheet1.E41" chart:class="chart:scatter">
            <chart:domain table:cell-range-address="Sheet1.B31:Sheet1.B41"/>
            <chart:regression-curve chart:style-name="ch10">
              <chart:equation chart:display-equation="true" chart:display-r-square="false" svg:x="2cm" svg:y="1.499cm" chart:style-name="ch11"/>
            </chart:regression-curve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31:Sheet1.B41</svg:desc>
                </draw:g>
              </table:table-cell>
              <table:table-cell office:value-type="float" office:value="0.00903">
                <text:p>0.00903</text:p>
                <draw:g>
                  <svg:desc>Sheet1.E31:Sheet1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0.01367">
                <text:p>0.01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1824">
                <text:p>0.01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0.02259">
                <text:p>0.022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0.02676">
                <text:p>0.026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">
                <text:p>350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0.03461">
                <text:p>0.03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0.03828">
                <text:p>0.038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04173">
                <text:p>0.04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">
                <text:p>550</text:p>
              </table:table-cell>
              <table:table-cell office:value-type="float" office:value="0.04517">
                <text:p>0.045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0.04832">
                <text:p>0.048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8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108">
      <style:chart-properties loext:regression-x-name="T" loext:regression-y-name="lambda(T)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scatter" chart:style-name="ch1">
        <chart:title svg:x="5.97cm" svg:y="0.001cm" chart:style-name="ch2">
          <text:p>T - Lambda molibdè</text:p>
        </chart:title>
        <chart:plot-area chart:style-name="ch3" table:cell-range-address="Sheet1.I63:Sheet1.J72" svg:x="1.331cm" svg:y="1.275cm" svg:width="14.368cm" svg:height="6.566cm">
          <chartooo:coordinate-region svg:x="1.952cm" svg:y="1.474cm" svg:width="13.189cm" svg:height="5.72cm"/>
          <chart:axis chart:dimension="x" chart:name="primary-x" chart:style-name="ch4">
            <chart:title svg:x="8.114cm" svg:y="8.021cm" chart:style-name="ch5">
              <text:p>T (K)</text:p>
            </chart:title>
          </chart:axis>
          <chart:axis chart:dimension="y" chart:name="primary-y" chart:style-name="ch4">
            <chart:title svg:x="0.451cm" svg:y="5.7cm" chart:style-name="ch6">
              <text:p>lambda (W/mk)</text:p>
            </chart:title>
            <chart:grid chart:style-name="ch7" chart:class="major"/>
          </chart:axis>
          <chart:series chart:style-name="ch8" chart:values-cell-range-address="Sheet1.J63:Sheet1.J72" chart:class="chart:scatter">
            <chart:domain table:cell-range-address="Sheet1.I63:Sheet1.I72"/>
            <chart:regression-curve chart:style-name="ch9">
              <chart:equation chart:display-equation="true" chart:display-r-square="false" svg:x="2.008cm" svg:y="0.792cm" chart:style-name="ch10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3">
                <text:p>173</text:p>
                <draw:g>
                  <svg:desc>Sheet1.I63:Sheet1.I72</svg:desc>
                </draw:g>
              </table:table-cell>
              <table:table-cell office:value-type="float" office:value="138">
                <text:p>138</text:p>
                <draw:g>
                  <svg:desc>Sheet1.J63:Sheet1.J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3">
                <text:p>27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3">
                <text:p>37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3">
                <text:p>47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3">
                <text:p>57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3">
                <text:p>67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3">
                <text:p>87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3">
                <text:p>107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3">
                <text:p>127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73">
                <text:p>1473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6" draw:display-name="Hatching 6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0" style:family="chart" style:data-style-name="N61">
      <style:chart-properties loext:regression-x-name="T" loext:regression-y-name="lambda(T)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14cm" svg:y="0.286cm" chart:style-name="ch2">
          <text:p>Conductivitat coure</text:p>
        </chart:title>
        <chart:plot-area chart:style-name="ch3" table:cell-range-address="Sheet1.I78:Sheet1.J84" svg:x="1.331cm" svg:y="1.275cm" svg:width="14.349cm" svg:height="6.564cm">
          <chartooo:coordinate-region svg:x="2.138cm" svg:y="1.474cm" svg:width="13.17cm" svg:height="5.718cm"/>
          <chart:axis chart:dimension="x" chart:name="primary-x" chart:style-name="ch4">
            <chart:title svg:x="8.091cm" svg:y="8.019cm" chart:style-name="ch5">
              <text:p>T  [K]</text:p>
            </chart:title>
          </chart:axis>
          <chart:axis chart:dimension="y" chart:name="primary-y" chart:style-name="ch4">
            <chart:title svg:x="0.451cm" svg:y="6.241cm" chart:style-name="ch6">
              <text:p>Conductivitat  [W/(mK)]</text:p>
            </chart:title>
            <chart:grid chart:style-name="ch7" chart:class="major"/>
          </chart:axis>
          <chart:series chart:style-name="ch8" chart:values-cell-range-address="Sheet1.J78:Sheet1.J84" chart:class="chart:scatter">
            <chart:domain table:cell-range-address="Sheet1.I78:Sheet1.I84"/>
            <chart:regression-curve chart:style-name="ch9">
              <chart:equation chart:display-equation="true" chart:display-r-square="true" svg:x="8.222cm" svg:y="0.214cm" chart:style-name="ch10"/>
            </chart:regression-curve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3">
                <text:p>173</text:p>
                <draw:g>
                  <svg:desc>Sheet1.I78:Sheet1.I84</svg:desc>
                </draw:g>
              </table:table-cell>
              <table:table-cell office:value-type="float" office:value="407">
                <text:p>407</text:p>
                <draw:g>
                  <svg:desc>Sheet1.J78:Sheet1.J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3">
                <text:p>27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3">
                <text:p>373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3">
                <text:p>473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3">
                <text:p>573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3">
                <text:p>67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3">
                <text:p>873</text:p>
              </table:table-cell>
              <table:table-cell office:value-type="float" office:value="353">
                <text:p>35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6" draw:display-name="Hatching 6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